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style:font-name="Nimbus Sans" fo:font-weight="bold" officeooo:rsid="00077b7c" officeooo:paragraph-rsid="00077b7c" style:font-weight-asian="bold" style:font-weight-complex="bold"/>
    </style:style>
    <style:style style:name="P2" style:family="paragraph" style:parent-style-name="Standard">
      <style:text-properties fo:color="#000000" loext:opacity="100%" style:font-name="Nimbus Sans" fo:font-weight="bold" officeooo:rsid="00010cd5" officeooo:paragraph-rsid="00010cd5" style:font-weight-asian="bold" style:font-weight-complex="bold"/>
    </style:style>
    <style:style style:name="P3" style:family="paragraph" style:parent-style-name="Text_20_body" style:list-style-name="L1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4" style:family="paragraph" style:parent-style-name="Text_20_body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2pt" fo:letter-spacing="normal" fo:font-style="normal" style:text-underline-style="solid" style:text-underline-width="auto" style:text-underline-color="font-color" fo:font-weight="normal" officeooo:rsid="00077b7c" officeooo:paragraph-rsid="00077b7c" style:font-size-asian="10.5pt" style:font-size-complex="12pt"/>
    </style:style>
    <style:style style:name="P6" style:family="paragraph" style:parent-style-name="Text_20_body" style:list-style-name="L2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7" style:family="paragraph" style:parent-style-name="Text_20_body" style:list-style-name="L3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8" style:family="paragraph" style:parent-style-name="Text_20_body" style:list-style-name="L3">
      <style:text-properties fo:color="#000000" loext:opacity="100%" style:font-name="Source Serif Pro" fo:font-weight="normal" officeooo:rsid="00077b7c" officeooo:paragraph-rsid="00077b7c"/>
    </style:style>
    <style:style style:name="P9" style:family="paragraph" style:parent-style-name="Standard">
      <style:text-properties fo:color="#000000" loext:opacity="100%" style:font-name="Nimbus Sans" fo:font-weight="normal" officeooo:rsid="00010cd5" officeooo:paragraph-rsid="00010cd5" style:font-weight-asian="normal" style:font-weight-complex="normal"/>
    </style:style>
    <style:style style:name="T1" style:family="text">
      <style:text-properties fo:font-variant="normal" fo:text-transform="none" fo:font-size="12pt" fo:letter-spacing="normal" fo:font-style="normal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2"/>
      <text:list text:style-name="L1">
        <text:list-item>
          <text:p text:style-name="P3">O comando para colar um repositório é: git clone</text:p>
          <text:p text:style-name="P3">git clone &lt;URL_DO_REPOSITORIO&gt;</text:p>
          <text:p text:style-name="P3">git clone <text:a xlink:type="simple" xlink:href="https://github.com/LucasAandre/Desenvolvimento-Back-End-Python.git" text:style-name="Internet_20_link" text:visited-style-name="Visited_20_Internet_20_Link">https://github.com/LucasAandre/Desenvolvimento-Back-End-Python.git</text:a></text:p>
        </text:list-item>
      </text:list>
      <text:p text:style-name="P4"/>
      <text:list text:continue-numbering="true" text:style-name="L1">
        <text:list-item>
          <text:p text:style-name="P3">Essa URL é obtida através do GitHub, no campo &lt;&gt; Code</text:p>
        </text:list-item>
      </text:list>
      <text:p text:style-name="P4"/>
      <text:p text:style-name="P5">Passo a passo para subir um commit:</text:p>
      <text:p text:style-name="P4"/>
      <text:p text:style-name="P4">Com a pasta correta aberta, abra o terminal e siga:</text:p>
      <text:list text:style-name="L2">
        <text:list-item>
          <text:p text:style-name="P6">git status (para verificar quais arquivos foram modificados)</text:p>
        </text:list-item>
        <text:list-item>
          <text:p text:style-name="P6">git add . (para adicionar todos os arquivos da pasta)</text:p>
        </text:list-item>
        <text:list-item>
          <text:p text:style-name="P6">git add nome_do_arquivo.ext (para adicionar um arquivo em específico)</text:p>
        </text:list-item>
        <text:list-item>
          <text:p text:style-name="P6">git commit -m "Mensagem do commit explicando a mudança"</text:p>
        </text:list-item>
        <text:list-item>
          <text:p text:style-name="P6">git push</text:p>
        </text:list-item>
      </text:list>
      <text:p text:style-name="P4"/>
      <text:p text:style-name="P4">Uma dica é simplificar o processo, através de um atalho de comando:</text:p>
      <text:p text:style-name="P4">alias gitacp='git add . &amp;&amp; git commit -m "$1" &amp;&amp; git push'</text:p>
      <text:p text:style-name="P4"/>
      <text:p text:style-name="P4">Dessa forma, o passo a passo fica:</text:p>
      <text:p text:style-name="P4"/>
      <text:list text:style-name="L3">
        <text:list-item>
          <text:p text:style-name="P7"><text:s/>git status (para verificar quais arquivos foram modificados)</text:p>
        </text:list-item>
        <text:list-item>
          <text:p text:style-name="P7"><text:s/>gitacp "sua mensagem de commit"</text:p>
        </text:list-item>
        <text:list-item>
          <text:p text:style-name="P8"><text:span text:style-name="T1"><text:s/>git push</text:span>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2:52:42.841300062</meta:creation-date>
    <dc:date>2025-10-31T15:52:45.328227065</dc:date>
    <meta:editing-duration>PT1H26M27S</meta:editing-duration>
    <meta:editing-cycles>4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18" meta:word-count="142" meta:character-count="831" meta:non-whitespace-character-count="716"/>
  </office:meta>
</office:document-meta>
</file>